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B0000000C735E6AAF6DAB409D4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993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line-height="100%"/>
      <style:text-properties fo:color="#000000" officeooo:paragraph-rsid="001f9394"/>
    </style:style>
    <style:style style:name="P2" style:family="paragraph" style:parent-style-name="Standard">
      <style:paragraph-properties fo:line-height="100%">
        <style:tab-stops>
          <style:tab-stop style:position="2.7917in"/>
        </style:tab-stops>
      </style:paragraph-properties>
      <style:text-properties fo:color="#000000" officeooo:paragraph-rsid="001f9394"/>
    </style:style>
    <style:style style:name="P3" style:family="paragraph" style:parent-style-name="Standard">
      <style:paragraph-properties fo:line-height="100%"/>
      <style:text-properties fo:color="#000000" style:font-name="Times New Roman" fo:font-size="14pt" fo:font-style="italic" officeooo:paragraph-rsid="001f9394" style:font-size-asian="14pt" style:font-style-asian="italic" style:font-name-complex="Times New Roman1" style:font-size-complex="14pt"/>
    </style:style>
    <style:style style:name="P4" style:family="paragraph" style:parent-style-name="Standard">
      <style:paragraph-properties fo:line-height="100%" fo:text-align="start" style:justify-single-word="false"/>
      <style:text-properties fo:color="#000000" style:font-name="Times New Roman" fo:font-size="14pt" style:text-underline-style="solid" style:text-underline-width="auto" style:text-underline-color="font-color" fo:font-weight="bold" officeooo:paragraph-rsid="001f9394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line-height="100%"/>
      <style:text-properties fo:color="#000000" style:font-name="Times New Roman" fo:font-size="14pt" officeooo:paragraph-rsid="001f9394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start" style:justify-single-word="false"/>
      <style:text-properties officeooo:paragraph-rsid="001f9394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weight="bold" style:font-name-asian="Calibri1" style:font-weight-asian="bold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weight="bold" style:font-name-asian="Calibri1" style:font-weight-asian="bold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8pt" fo:font-weight="bold" style:font-name-asian="Calibri1" style:font-size-asian="18pt" style:font-weight-asian="bold" style:font-name-complex="Times New Roman1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000000" style:font-name="Times New Roman" style:font-name-asian="Calibri1" style:font-name-complex="Times New Roman1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tyle="italic" style:font-name-asian="Calibri1" style:font-style-asian="italic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tyle="italic" style:font-name-asian="Calibri1" style:font-style-asian="italic" style:font-name-complex="Times New Roman1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tyle="italic" fo:font-weight="bold" style:font-name-asian="Calibri1" style:font-style-asian="italic" style:font-weight-asian="bold" style:font-name-complex="Times New Roman1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9pt" fo:font-style="italic" style:font-name-asian="Calibri1" style:font-size-asian="9pt" style:font-style-asian="italic" style:font-name-complex="Times New Roman1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6pt" fo:font-style="italic" style:font-name-asian="Calibri1" style:font-size-asian="16pt" style:font-style-asian="italic" style:font-name-complex="Times New Roman1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6pt" style:font-name-asian="Calibri1" style:font-size-asian="16pt" style:font-name-complex="Times New Roman1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6pt" style:font-name-asian="Calibri1" style:font-size-asian="14pt" style:font-name-complex="Times New Roman1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22pt" fo:font-style="italic" officeooo:rsid="001f9394" officeooo:paragraph-rsid="001f9394" style:font-name-asian="Calibri1" style:font-size-asian="22pt" style:font-style-asian="italic" style:font-name-complex="Times New Roman1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0pt" style:font-name-asian="Calibri1" style:font-size-asian="10pt" style:font-name-complex="Times New Roman1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3pt" fo:font-style="italic" style:font-name-asian="Calibri1" style:font-style-asian="italic" style:font-name-complex="Times New Roman1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3pt" fo:font-style="italic" style:font-name-asian="Calibri1" style:font-size-asian="16pt" style:font-style-asian="italic" style:font-name-complex="Times New Roman1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color="#000000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color="#000000" style:font-name="Times New Roman" fo:font-size="5pt" fo:font-weight="bold" style:font-name-asian="Calibri1" style:font-size-asian="5pt" style:font-weight-asian="bold" style:font-name-complex="Times New Roman1"/>
    </style:style>
    <style:style style:name="P25" style:family="paragraph" style:parent-style-name="Standard">
      <style:paragraph-properties fo:margin-left="0in" fo:margin-right="0.3925in" fo:margin-top="0in" fo:margin-bottom="0in" loext:contextual-spacing="false" fo:line-height="100%" fo:text-align="end" style:justify-single-word="false" fo:text-indent="0in" style:auto-text-indent="false"/>
      <style:text-properties fo:color="#000000" fo:font-size="13pt" style:font-size-asian="16pt"/>
    </style:style>
    <style:style style:name="P26" style:family="paragraph" style:parent-style-name="Standard">
      <style:paragraph-properties fo:line-height="100%" fo:padding-left="0in" fo:padding-right="0in" fo:padding-top="0in" fo:padding-bottom="0.0138in" fo:border-left="none" fo:border-right="none" fo:border-top="none" fo:border-bottom="1.5pt solid #000000"/>
      <style:text-properties fo:color="#000000" officeooo:paragraph-rsid="001f9394"/>
    </style:style>
    <style:style style:name="P27" style:family="paragraph" style:parent-style-name="Standard">
      <style:paragraph-properties fo:line-height="100%" fo:padding-left="0in" fo:padding-right="0in" fo:padding-top="0in" fo:padding-bottom="0.0138in" fo:border-left="none" fo:border-right="none" fo:border-top="none" fo:border-bottom="1.5pt solid #000000"/>
      <style:text-properties fo:color="#000000" style:font-name="Times New Roman" fo:font-size="14pt" fo:font-style="italic" officeooo:paragraph-rsid="001f9394" style:font-size-asian="14pt" style:font-style-asian="italic" style:font-name-complex="Times New Roman1" style:font-size-complex="14pt"/>
    </style:style>
    <style:style style:name="P28" style:family="paragraph" style:parent-style-name="Standard">
      <style:paragraph-properties fo:margin-left="0in" fo:margin-right="0in" fo:line-height="100%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color="#000000" officeooo:paragraph-rsid="001f9394"/>
    </style:style>
    <style:style style:name="P29" style:family="paragraph" style:parent-style-name="Standard">
      <style:paragraph-properties fo:margin-left="0in" fo:margin-right="0in" fo:line-height="100%" fo:text-indent="0in" style:auto-text-indent="false"/>
      <style:text-properties fo:color="#000000" officeooo:paragraph-rsid="001f9394"/>
    </style:style>
    <style:style style:name="P30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Times New Roman" fo:font-size="14pt" fo:font-weight="bold" officeooo:paragraph-rsid="001f9394" style:font-size-asian="14pt" style:font-weight-asian="bold" style:font-name-complex="Times New Roman1" style:font-size-complex="14pt"/>
    </style:style>
    <style:style style:name="P31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weight="bold" style:font-name-asian="Calibri1" style:font-weight-asian="bold" style:font-name-complex="Times New Roman1"/>
    </style:style>
    <style:style style:name="P32" style:family="paragraph" style:parent-style-name="List_20_Paragraph" style:list-style-name="WWNum1">
      <style:paragraph-properties fo:margin-left="0in" fo:margin-right="0in" fo:line-height="100%" fo:text-indent="0.4925in" style:auto-text-indent="false"/>
      <style:text-properties fo:color="#000000" officeooo:paragraph-rsid="001f9394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style:font-name="Times New Roman" fo:font-size="14pt" style:text-underline-style="solid" style:text-underline-width="auto" style:text-underline-color="font-color" fo:font-weight="bold" officeooo:paragraph-rsid="00255355" style:font-size-asian="12pt" style:font-weight-asian="bold" style:font-name-complex="Times New Roman1" style:font-size-complex="12pt" style:font-weight-complex="bold"/>
    </style:style>
    <style:style style:name="P34" style:family="paragraph" style:parent-style-name="Standard">
      <style:paragraph-properties fo:line-height="100%"/>
      <style:text-properties fo:color="#000000" style:font-name="Times New Roman" fo:font-size="14pt" style:text-underline-style="solid" style:text-underline-width="auto" style:text-underline-color="font-color" fo:font-weight="bold" officeooo:paragraph-rsid="001f9394" style:font-size-asian="14pt" style:font-weight-asian="bold" style:font-name-complex="Times New Roman1" style:font-size-complex="14pt"/>
    </style:style>
    <style:style style:name="P35" style:family="paragraph" style:parent-style-name="Standard">
      <style:paragraph-properties fo:line-height="100%"/>
      <style:text-properties fo:color="#000000" style:font-name="Times New Roman" fo:font-size="14pt" fo:font-style="italic" officeooo:paragraph-rsid="001f9394" style:font-size-asian="14pt" style:font-style-asian="italic" style:font-name-complex="Times New Roman1" style:font-size-complex="14pt"/>
    </style:style>
    <style:style style:name="P36" style:family="paragraph" style:parent-style-name="Standard">
      <style:paragraph-properties fo:line-height="100%"/>
      <style:text-properties fo:color="#000000" style:font-name="Times New Roman" fo:font-size="14pt" fo:font-style="italic" officeooo:paragraph-rsid="00255355" style:font-size-asian="14pt" style:font-style-asian="italic" style:font-name-complex="Times New Roman1" style:font-size-complex="14pt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style:font-name="Times New Roman" fo:font-size="14pt" fo:font-style="normal" officeooo:paragraph-rsid="00255355" style:font-size-asian="14pt" style:font-style-asian="normal" style:font-name-complex="Times New Roman1" style:font-size-complex="14pt" style:font-style-complex="normal"/>
    </style:style>
    <style:style style:name="P38" style:family="paragraph" style:parent-style-name="Standard">
      <style:paragraph-properties fo:line-height="100%"/>
      <style:text-properties fo:color="#000000" style:font-name="Times New Roman" fo:font-size="12pt" fo:font-style="italic" officeooo:paragraph-rsid="001f9394" style:font-size-asian="12pt" style:font-style-asian="italic" style:font-name-complex="Times New Roman1" style:font-size-complex="12pt"/>
    </style:style>
    <style:style style:name="P39" style:family="paragraph" style:parent-style-name="Standard">
      <style:paragraph-properties fo:line-height="100%"/>
      <style:text-properties fo:color="#000000" style:font-name="Times New Roman" fo:font-size="12pt" fo:font-style="italic" officeooo:paragraph-rsid="00255355" style:font-size-asian="12pt" style:font-style-asian="italic" style:font-name-complex="Times New Roman1" style:font-size-complex="12pt"/>
    </style:style>
    <style:style style:name="P40" style:family="paragraph" style:parent-style-name="Standard">
      <style:paragraph-properties fo:line-height="100%"/>
      <style:text-properties fo:color="#000000" officeooo:paragraph-rsid="001f9394"/>
    </style:style>
    <style:style style:name="P41" style:family="paragraph" style:parent-style-name="Standard">
      <style:paragraph-properties fo:line-height="100%"/>
      <style:text-properties fo:color="#000000" officeooo:paragraph-rsid="00255355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style:text-underline-style="none" officeooo:rsid="00255355" officeooo:paragraph-rsid="00255355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fo:font-size="16pt" style:text-underline-style="none" officeooo:paragraph-rsid="00255355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fo:font-size="14pt" style:text-underline-style="none" officeooo:paragraph-rsid="00255355"/>
    </style:style>
    <style:style style:name="P45" style:family="paragraph" style:parent-style-name="Standard">
      <style:paragraph-properties fo:line-height="100%" fo:text-align="start" style:justify-single-word="false"/>
      <style:text-properties officeooo:paragraph-rsid="00255355"/>
    </style:style>
    <style:style style:name="P46" style:family="paragraph" style:parent-style-name="Standard">
      <style:paragraph-properties fo:line-height="100%" fo:text-align="start" style:justify-single-word="false" fo:break-before="page"/>
      <style:text-properties style:text-underline-style="none" officeooo:paragraph-rsid="00255355"/>
    </style:style>
    <style:style style:name="P47" style:family="paragraph" style:parent-style-name="Standard">
      <style:paragraph-properties fo:line-height="100%" fo:padding-left="0in" fo:padding-right="0in" fo:padding-top="0in" fo:padding-bottom="0.0138in" fo:border-left="none" fo:border-right="none" fo:border-top="none" fo:border-bottom="1.5pt solid #000000"/>
      <style:text-properties fo:color="#000000" style:font-name="Times New Roman" fo:font-size="14pt" fo:font-style="italic" officeooo:paragraph-rsid="001f9394" style:font-size-asian="14pt" style:font-style-asian="italic" style:font-name-complex="Times New Roman1" style:font-size-complex="14pt"/>
    </style:style>
    <style:style style:name="P48" style:family="paragraph" style:parent-style-name="Standard">
      <style:paragraph-properties fo:margin-left="0in" fo:margin-right="0in" fo:line-height="100%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color="#000000" style:font-name="Times New Roman" fo:font-size="14pt" fo:font-weight="bold" officeooo:paragraph-rsid="001f9394" style:font-size-asian="14pt" style:font-weight-asian="bold" style:font-name-complex="Times New Roman1" style:font-size-complex="14pt"/>
    </style:style>
    <style:style style:name="P49" style:family="paragraph" style:parent-style-name="Standard">
      <style:paragraph-properties fo:margin-left="0in" fo:margin-right="0in" fo:line-height="100%" fo:text-indent="0in" style:auto-text-indent="false"/>
      <style:text-properties fo:color="#000000" officeooo:paragraph-rsid="001f9394"/>
    </style:style>
    <style:style style:name="T1" style:family="text">
      <style:text-properties style:font-name="Times New Roman" style:font-name-asian="Calibri1" style:font-name-complex="Times New Roman1"/>
    </style:style>
    <style:style style:name="T2" style:family="text">
      <style:text-properties style:font-name="Times New Roman" style:font-name-asian="Calibri1" style:font-name-complex="Times New Roman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1" style:font-style-complex="italic"/>
    </style:style>
    <style:style style:name="T5" style:family="text">
      <style:text-properties style:font-name="Times New Roman" fo:font-size="22pt" fo:font-style="italic" style:font-name-asian="Calibri1" style:font-size-asian="22pt" style:font-style-asian="italic" style:font-name-complex="Times New Roman1" style:font-size-complex="22pt"/>
    </style:style>
    <style:style style:name="T6" style:family="text">
      <style:text-properties style:font-name="Times New Roman" fo:font-size="22pt" fo:font-style="italic" officeooo:rsid="001f9394" style:font-name-asian="Calibri1" style:font-size-asian="22pt" style:font-style-asian="italic" style:font-name-complex="Times New Roman1" style:font-size-complex="22pt"/>
    </style:style>
    <style:style style:name="T7" style:family="text">
      <style:text-properties style:font-name="Times New Roman" fo:font-size="22pt" fo:font-weight="bold" style:font-name-asian="Calibri1" style:font-size-asian="22pt" style:font-weight-asian="bold" style:font-name-complex="Times New Roman1" style:font-size-complex="22pt"/>
    </style:style>
    <style:style style:name="T8" style:family="text">
      <style:text-properties style:font-name="Times New Roman" fo:font-size="22pt" fo:font-weight="bold" officeooo:rsid="001f9394" style:font-name-asian="Calibri1" style:font-size-asian="22pt" style:font-weight-asian="bold" style:font-name-complex="Times New Roman1" style:font-size-complex="22pt"/>
    </style:style>
    <style:style style:name="T9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0" style:family="text">
      <style:text-properties style:font-name="Times New Roman" fo:font-size="14pt" fo:font-style="italic" officeooo:rsid="001f9394" style:font-size-asian="14pt" style:font-style-asian="italic" style:font-name-complex="Times New Roman1" style:font-size-complex="14pt"/>
    </style:style>
    <style:style style:name="T11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T12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font-style="normal" fo:font-weight="bold" style:font-size-asian="14pt" style:font-style-asian="normal" style:font-weight-asian="bold" style:font-name-complex="Times New Roman1" style:font-size-complex="14pt" style:font-style-complex="normal"/>
    </style:style>
    <style:style style:name="T14" style:family="text">
      <style:text-properties style:font-name="Times New Roman" fo:font-size="14pt" fo:font-style="normal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15" style:family="text">
      <style:text-properties style:font-name="Times New Roman" fo:font-size="14pt" fo:font-style="normal" fo:font-weight="bold" officeooo:rsid="001da29b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16" style:family="text">
      <style:text-properties style:font-name="Times New Roman" fo:font-size="14pt" fo:font-style="normal" fo:font-weight="bold" officeooo:rsid="001f9394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17" style:family="text">
      <style:text-properties style:font-name="Times New Roman" fo:font-size="14pt" fo:font-style="normal" fo:font-weight="bold" officeooo:rsid="001da29b" style:font-size-asian="14pt" style:font-style-asian="normal" style:font-weight-asian="bold" style:font-name-complex="Times New Roman1" style:font-size-complex="14pt" style:font-style-complex="normal"/>
    </style:style>
    <style:style style:name="T18" style:family="text">
      <style:text-properties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19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0" style:family="text">
      <style:text-properties style:font-name="Times New Roman" fo:font-size="14pt" fo:font-weight="bold" officeooo:rsid="001da29b" style:font-size-asian="14pt" style:font-weight-asian="bold" style:font-name-complex="Times New Roman1" style:font-size-complex="14pt"/>
    </style:style>
    <style:style style:name="T21" style:family="text">
      <style:text-properties style:font-name="Times New Roman" fo:font-size="14pt" fo:font-weight="bold" style:font-size-asian="12pt" style:font-weight-asian="bold" style:font-name-complex="Times New Roman1" style:font-size-complex="12pt"/>
    </style:style>
    <style:style style:name="T22" style:family="text">
      <style:text-properties style:font-name="Times New Roman" fo:font-size="14pt" fo:font-weight="bold" officeooo:rsid="001f9394" style:font-size-asian="12pt" style:font-weight-asian="bold" style:font-name-complex="Times New Roman1" style:font-size-complex="12pt"/>
    </style:style>
    <style:style style:name="T23" style:family="text">
      <style:text-properties style:font-name="Times New Roman" fo:font-size="14pt" style:font-size-asian="14pt" style:font-name-complex="Times New Roman1" style:font-size-complex="14pt"/>
    </style:style>
    <style:style style:name="T24" style:family="text">
      <style:text-properties style:font-name="Times New Roman" fo:font-size="14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T25" style:family="text">
      <style:text-properties style:font-name="Times New Roman" fo:font-size="14pt" style:text-underline-style="solid" style:text-underline-width="auto" style:text-underline-color="font-color" fo:font-weight="bold" officeooo:rsid="001f9394" style:font-size-asian="12pt" style:font-weight-asian="bold" style:font-name-complex="Times New Roman1" style:font-size-complex="12pt"/>
    </style:style>
    <style:style style:name="T26" style:family="text">
      <style:text-properties style:font-name="Times New Roman" fo:font-size="14pt" style:text-underline-style="solid" style:text-underline-width="auto" style:text-underline-color="font-color" fo:font-weight="bold" officeooo:rsid="00210edc" style:font-size-asian="12pt" style:font-weight-asian="bold" style:font-name-complex="Times New Roman1" style:font-size-complex="12pt"/>
    </style:style>
    <style:style style:name="T27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T28" style:family="text">
      <style:text-properties style:font-name="Times New Roman" fo:font-size="18pt" style:font-name-asian="Calibri1" style:font-name-complex="Times New Roman1"/>
    </style:style>
    <style:style style:name="T29" style:family="text">
      <style:text-properties style:font-name="Times New Roman" fo:font-size="18pt" officeooo:rsid="001f9394" style:font-name-asian="Calibri1" style:font-name-complex="Times New Roman1"/>
    </style:style>
    <style:style style:name="T30" style:family="text">
      <style:text-properties style:font-name="Times New Roman" fo:font-weight="bold" style:font-size-asian="12pt" style:font-weight-asian="bold" style:font-name-complex="Times New Roman1" style:font-size-complex="12pt"/>
    </style:style>
    <style:style style:name="T31" style:family="text">
      <style:text-properties style:font-name="Times New Roman" fo:font-weight="bold" officeooo:rsid="001f9394" style:font-size-asian="12pt" style:font-weight-asian="bold" style:font-name-complex="Times New Roman1" style:font-size-complex="12pt"/>
    </style:style>
    <style:style style:name="T32" style:family="text">
      <style:text-properties style:font-name="Times New Roman" fo:font-weight="bold" officeooo:rsid="00255355" style:font-size-asian="12pt" style:font-weight-asian="bold" style:font-name-complex="Times New Roman1" style:font-size-complex="12pt"/>
    </style:style>
    <style:style style:name="T33" style:family="text">
      <style:text-properties style:font-name="Times New Roman" fo:font-weight="bold" style:font-size-asian="14pt" style:font-weight-asian="bold" style:font-name-complex="Times New Roman1" style:font-size-complex="14pt"/>
    </style:style>
    <style:style style:name="T34" style:family="text">
      <style:text-properties style:font-name="Times New Roman" fo:font-weight="bold" officeooo:rsid="00255355" style:font-size-asian="14pt" style:font-weight-asian="bold" style:font-name-complex="Times New Roman1" style:font-size-complex="14pt"/>
    </style:style>
    <style:style style:name="T35" style:family="text">
      <style:text-properties fo:color="#000000" style:font-name="Times New Roman" fo:font-size="14pt" style:text-underline-style="solid" style:text-underline-width="auto" style:text-underline-color="font-color" fo:font-weight="bold" style:font-size-asian="12pt" style:font-weight-asian="bold" style:font-name-complex="Times New Roman1" style:font-size-complex="12pt" style:font-weight-complex="bold"/>
    </style:style>
    <style:style style:name="T36" style:family="text">
      <style:text-properties fo:color="#000000" style:font-name="Times New Roman" fo:font-size="14pt" style:text-underline-style="solid" style:text-underline-width="auto" style:text-underline-color="font-color" fo:font-weight="bold" officeooo:rsid="00255355" style:font-size-asian="12pt" style:font-weight-asian="bold" style:font-name-complex="Times New Roman1" style:font-size-complex="12pt" style:font-weight-complex="bold"/>
    </style:style>
    <style:style style:name="T37" style:family="text">
      <style:text-properties fo:color="#000000" style:font-name="Times New Roman" fo:font-size="14pt" fo:language="ru" fo:country="RU" style:text-underline-style="solid" style:text-underline-width="auto" style:text-underline-color="font-color" fo:font-weight="bold" officeooo:rsid="0020af42" style:letter-kerning="false" style:font-name-asian="Calibri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T38" style:family="text">
      <style:text-properties fo:color="#000000" style:font-name="Times New Roman" fo:font-size="14pt" fo:language="ru" fo:country="RU" style:text-underline-style="solid" style:text-underline-width="auto" style:text-underline-color="font-color" fo:font-weight="bold" officeooo:rsid="001da29b" style:letter-kerning="false" style:font-name-asian="Calibri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T39" style:family="text">
      <style:text-properties fo:color="#000000" style:font-name="Times New Roman" fo:font-size="14pt" fo:language="ru" fo:country="RU" style:text-underline-style="solid" style:text-underline-width="auto" style:text-underline-color="font-color" fo:font-weight="bold" officeooo:rsid="0021b12d" style:letter-kerning="false" style:font-name-asian="Calibri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T40" style:family="text">
      <style:text-properties fo:color="#000000" style:font-name="Times New Roman" fo:font-size="14pt" fo:font-weight="bold" officeooo:rsid="00255355" style:font-size-asian="12pt" style:font-weight-asian="bold" style:font-name-complex="Times New Roman1" style:font-size-complex="12pt" style:font-weight-complex="bold"/>
    </style:style>
    <style:style style:name="T41" style:family="text">
      <style:text-properties fo:color="#000000" style:font-name="Times New Roman" fo:font-size="16pt" style:text-underline-style="solid" style:text-underline-width="auto" style:text-underline-color="font-color" fo:font-weight="bold" officeooo:rsid="00255355" style:font-size-asian="12pt" style:font-weight-asian="bold" style:font-name-complex="Times New Roman1" style:font-size-complex="12pt" style:font-weight-complex="bold"/>
    </style:style>
    <style:style style:name="T42" style:family="text">
      <style:text-properties fo:color="#000000" style:font-name="Times New Roman" fo:font-size="16pt" fo:font-weight="bold" officeooo:rsid="00255355" style:font-size-asian="12pt" style:font-weight-asian="bold" style:font-name-complex="Times New Roman1" style:font-size-complex="12pt" style:font-weight-complex="bold"/>
    </style:style>
    <style:style style:name="T43" style:family="text">
      <style:text-properties officeooo:rsid="0021b12d"/>
    </style:style>
    <style:style style:name="T44" style:family="text">
      <style:text-properties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5" style:family="text">
      <style:text-properties fo:language="ru" fo:country="RU" style:text-underline-style="solid" style:text-underline-width="auto" style:text-underline-color="font-color" fo:font-weight="bold" officeooo:rsid="0020af42" style:letter-kerning="false" style:font-name-asian="Calibri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T46" style:family="text">
      <style:text-properties fo:language="ru" fo:country="RU" style:text-underline-style="solid" style:text-underline-width="auto" style:text-underline-color="font-color" fo:font-weight="bold" officeooo:rsid="0021b12d" style:letter-kerning="false" style:font-name-asian="Calibri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draw:frame draw:style-name="fr1" draw:name="Рисунок 2" text:anchor-type="char" svg:x="-0.0154in" svg:y="0.2291in" svg:width="0.802in" svg:height="0.9063in" draw:z-index="0"><draw:image xlink:href="Pictures/10000000000000B0000000C735E6AAF6DAB409D4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8">Министерство науки и высшего образования Российской Федерации</text:p>
            <text:p text:style-name="P8">Федеральное государственное бюджетное образовательное учреждение </text:p>
            <text:p text:style-name="P8">высшего образования</text:p>
            <text:p text:style-name="P31">«Московский государственный технический университет</text:p>
            <text:p text:style-name="P31">имени Н.Э. Баумана</text:p>
            <text:p text:style-name="P8">(национальный исследовательский университет)»</text:p>
            <text:p text:style-name="P8">(МГТУ им. Н.Э. Баумана)</text:p>
          </table:table-cell>
        </table:table-row>
      </table:table>
      <text:p text:style-name="P24"/>
      <text:p text:style-name="P9"/>
      <text:p text:style-name="P22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10"/>
      <text:p text:style-name="P22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11"/>
      <text:p text:style-name="P14"/>
      <text:p text:style-name="P15"/>
      <text:p text:style-name="P15"/>
      <text:p text:style-name="P15"/>
      <text:p text:style-name="P15"/>
      <text:p text:style-name="P16"/>
      <text:p text:style-name="P18"><text:bookmark text:name="_GoBack"/>Домашняя работа №1</text:p>
      <text:p text:style-name="P12"/>
      <text:p text:style-name="P23"><text:span text:style-name="T5">По предмету: «</text:span><text:span text:style-name="T6">Основы межличностных коммуникаций</text:span><text:span text:style-name="T5">»</text:span></text:p>
      <text:p text:style-name="P13"/>
      <text:p text:style-name="P23"><text:span text:style-name="T7">Тема: </text:span><text:span text:style-name="T8">Транзактный <text:s/>анализ</text:span></text:p>
      <text:p text:style-name="P10"/>
      <text:p text:style-name="P10"/>
      <text:p text:style-name="P19"/>
      <text:p text:style-name="P19"/>
      <text:p text:style-name="P12"/>
      <text:p text:style-name="P12"/>
      <text:p text:style-name="P12"/>
      <text:p text:style-name="P12"/>
      <text:p text:style-name="P20"/>
      <text:p text:style-name="P25"><text:span text:style-name="T28">Студент: </text:span><text:span text:style-name="T29">Гасанзаде М.А.</text:span><text:span text:style-name="T28">,</text:span></text:p>
      <text:p text:style-name="P25"><text:span text:style-name="T28">Группа: ИУ7-</text:span><text:span text:style-name="T29">66</text:span></text:p>
      <text:p text:style-name="P21"/>
      <text:p text:style-name="P2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17">Москва, 2020 г.</text:p>
      <text:p text:style-name="P43"><text:soft-page-break/><text:span text:style-name="T31">В</text:span><text:span text:style-name="T32">ведение:</text:span></text:p>
      <text:p text:style-name="P44"><text:span text:style-name="T32">К</text:span><text:span text:style-name="T34">ритерии отнесения к одной из позиций</text:span></text:p>
      <text:p text:style-name="P36">Например, руководителю сообщили, что надо быть на некоем совещании. Идти надо, но не хочется.</text:p>
      <text:p text:style-name="P41"><text:span text:style-name="T23">Первый голос:</text:span><text:span text:style-name="T9"> «Пустая трата времени на этом совещании, а здесь стол от бумаг ломится». - </text:span><text:span text:style-name="T19">ВЗРОСЛЫЙ</text:span></text:p>
      <text:p text:style-name="P41"><text:span text:style-name="T23">Второй голос:</text:span><text:span text:style-name="T9"> «Вообще-то это входит в число моих обязанностей, да и какой пример подам подчиненным, нарушая порядок». – </text:span><text:span text:style-name="T19">РОДИТЕЛЬ</text:span></text:p>
      <text:p text:style-name="P41"><text:span text:style-name="T23">Третий голос:</text:span><text:span text:style-name="T9"> «Не приду – шеф разозлится, неприятностей не оберешься». – </text:span><text:span text:style-name="T19">ДИТЯ.</text:span></text:p>
      <text:p text:style-name="P41"><text:span text:style-name="T19">Решение: </text:span><text:span text:style-name="T9">«Ладно, пойду. Но возьму с собой работу, сяду подальше, поработаю с бумагами».</text:span></text:p>
      <text:p text:style-name="P41"><text:span text:style-name="T9">Кроме того, помните, что трансакции бывают явные, обозначающиеся обычной стрелкой, и скрытые, обозначающиеся пунктиром!</text:span></text:p>
      <text:p text:style-name="P41"><text:span text:style-name="T25">Короткие обозначения общающихся лиц</text:span><text:span text:style-name="T26">:</text:span></text:p>
      <text:p text:style-name="P33">В → В — Взрослый взрослому</text:p>
      <text:p text:style-name="P45"><text:span text:style-name="T35">Р → Д — <text:s/>Родитель </text:span><text:span text:style-name="T38">д</text:span><text:span text:style-name="T39">етенышу</text:span></text:p>
      <text:p text:style-name="P37"><text:span text:style-name="T44">Д → Р — </text:span><text:span text:style-name="T45">Д</text:span><text:span text:style-name="T46">етеныш</text:span><text:span text:style-name="T44"> родителю</text:span></text:p>
      <text:p text:style-name="P36"/>
      <text:p text:style-name="P39"/>
      <text:p text:style-name="P39"/>
      <text:p text:style-name="P42"><text:span text:style-name="T21"/></text:p>
      <text:p text:style-name="P46"><text:span text:style-name="T42">Задания</text:span><text:span text:style-name="T40">:</text:span></text:p>
      <text:list xml:id="list1496744629" text:style-name="WWNum1">
        <text:list-header>
          <text:p text:style-name="P32"><text:span text:style-name="T16">1. </text:span><text:span text:style-name="T9">Выходя из своего кабинета, Штрилиц увидел, как по коридору несли чемодан Эрвина. Он узнал бы этот чемодан из тысячи: в нем хранился передатчик.</text:span></text:p>
        </text:list-header>
      </text:list>
      <text:p text:style-name="P3">Штирлиц рассеянно и не спеша пошел следом за двумя людьми, которые, весело о чем-то переговариваясь, занесли этот чемодан в кабинет штурмбанфюрера Рольфа.</text:p>
      <text:p text:style-name="P3">… Все в нем напряглось, он коротко стукнул в дверь кабинета и, не дожидаясь ответа, вошел к Рольфу. </text:p>
      <text:p text:style-name="P1"><text:span text:style-name="T9">- Ты что, готовишься к эвакуации? – спросил он со смехом. </text:span><text:span text:style-name="T15">В</text:span><text:span text:style-name="T19">→ </text:span><text:span text:style-name="T20">В</text:span></text:p>
      <text:p text:style-name="P1"><text:span text:style-name="T9">- Нет, - ответил Рольф, - это передатчик.</text:span><text:span text:style-name="T19"> <text:s/>В → В</text:span></text:p>
      <text:p text:style-name="P1"><text:span text:style-name="T9">- Коллекционируешь? А где хозяин? </text:span><text:span text:style-name="T11"><text:s/></text:span><text:span text:style-name="T17">В</text:span><text:span text:style-name="T13"> → </text:span><text:span text:style-name="T17">В</text:span></text:p>
      <text:p text:style-name="P2"><text:span text:style-name="T9">- Хозяйка. По-моему, хозяину каюк. А хозяйка с новорожденным лежит в изоляторе госпиталя «Шарите».</text:span><text:span text:style-name="T19"> <text:s/>В → В</text:span></text:p>
      <text:p text:style-name="P2"><text:span text:style-name="T9">- С новорожденным? </text:span><text:span text:style-name="T14">В → В</text:span><text:span text:style-name="T9"><text:tab/></text:span></text:p>
      <text:p text:style-name="P2"><text:span text:style-name="T9">- Да. И голова у стервы помята.</text:span><text:span text:style-name="T14"> </text:span><text:span text:style-name="T15">В</text:span><text:span text:style-name="T14"> → </text:span><text:span text:style-name="T15">В</text:span></text:p>
      <text:p text:style-name="P5">Далее следует выяснение все новых подробностей. Узнав все, что нужно, Штирлиц так заканчивает разговор.</text:p>
      <text:p text:style-name="P3">Уже открыв дверь, Штирлиц хлопнул себя по лбу и засмеялся:</text:p>
      <text:p text:style-name="P27">- Я стал склеротическим идиотом… Я ведь шел к тебе за снотворным.</text:p>
      <text:p text:style-name="P28"><text:span text:style-name="T9">- Все знают, что у тебя хорошее шведское снотворное. </text:span><text:span text:style-name="T12">Д → Р</text:span></text:p>
      <text:p text:style-name="P1"><text:span text:style-name="T19">2</text:span><text:span text:style-name="T9">. В ресторане посетитель обращается к официанту:</text:span></text:p>
      <text:p text:style-name="P1"><text:span text:style-name="T9">- Скажите, почему порция, которую я получил сегодня, в два раза меньше вчерашней. А цена та же самая?</text:span><text:span text:style-name="T19"> <text:s text:c="2"/>В → В</text:span></text:p>
      <text:p text:style-name="P1"><text:span text:style-name="T9">- А где вы вчера сидели?</text:span><text:span text:style-name="T19"> В → В</text:span></text:p>
      <text:p text:style-name="P1"><text:span text:style-name="T9">- У окна.</text:span><text:span text:style-name="T19"> В → В</text:span></text:p>
      <text:p text:style-name="P1"><text:span text:style-name="T9">- Понимаете ли, сидящим у окна мы специально даем большую порцию в целях рекламы. </text:span><text:span text:style-name="T14">В → В</text:span></text:p>
      <text:p text:style-name="P48"/>
      <text:p text:style-name="P30">3.</text:p>
      <text:p text:style-name="P29"><text:span text:style-name="T10">– <text:s/>З</text:span><text:span text:style-name="T9">десь нет пункта о санкциях за невыполнение обязательств. </text:span></text:p>
      <text:p text:style-name="P1"><text:span text:style-name="T9">- У нас таких случаев не бывает. Поэтому вписывать недоверие считаем немного унизительным для себя. </text:span><text:span text:style-name="T13">Р→ Д</text:span></text:p>
      <text:p text:style-name="P1"><text:soft-page-break/><text:span text:style-name="T9">- А вдруг обстоятельства сложатся неблагоприятно? Ведь тогда мы понесем крупные убытки.</text:span><text:span text:style-name="T19"> Д → Р</text:span></text:p>
      <text:p text:style-name="P1"><text:span text:style-name="T9">- У нас такого «вдруг» не было за много лет работы.</text:span><text:span text:style-name="T12"> </text:span><text:span text:style-name="T14">Р → Д </text:span></text:p>
      <text:p text:style-name="P1"><text:span text:style-name="T9">- Мы вам верим. Значит, пункт о санкциях не причинил бы вам никакого вреда – ведь ситуации для санкций не возникнет? </text:span><text:span text:style-name="T14">В → В</text:span></text:p>
      <text:p text:style-name="P1"><text:span text:style-name="T9">- Да, не возникнет.</text:span><text:span text:style-name="T18"> </text:span><text:span text:style-name="T14">В → В</text:span></text:p>
      <text:p text:style-name="P1"><text:span text:style-name="T9">- Если вам он не повредит, а нам будет спокойнее, не лучше ли вписать его?</text:span><text:span text:style-name="T19"> <text:s/>В → В</text:span></text:p>
      <text:p text:style-name="P1"><text:span text:style-name="T9">- Ну что ж…, раз вы настаиваете…</text:span><text:span text:style-name="T18"> </text:span><text:span text:style-name="T14">Р → Д</text:span></text:p>
      <text:p text:style-name="P27"/>
      <text:p text:style-name="P29"><text:span text:style-name="T19">4.</text:span><text:span text:style-name="T9"> Знакомятся двое.</text:span></text:p>
      <text:p text:style-name="P1"><text:span text:style-name="T9">- Петров, коммерсант: элитные автомобили, недвижимость, нефть!</text:span><text:span text:style-name="T19"> Д → Р</text:span></text:p>
      <text:p text:style-name="P26"><text:span text:style-name="T9">- Очень приятно! Иванов, налоговый инспектор: хлеб, вода, нары. </text:span><text:span text:style-name="T14">Р → Д</text:span></text:p>
      <text:p text:style-name="P30">5.</text:p>
      <text:p text:style-name="P29"><text:span text:style-name="T9">– Официант! Видите вот эту пуговицу? Я нашел ее в своей тарелке! </text:span><text:span text:style-name="T13">Р → Д</text:span></text:p>
      <text:p text:style-name="P1"><text:span text:style-name="T9">- О, благодарю вас! А я ее повсюду ищу!</text:span><text:span text:style-name="T14">Д → Р</text:span></text:p>
      <text:p text:style-name="P27"/>
      <text:p text:style-name="P29"><text:span text:style-name="T19">6.</text:span><text:span text:style-name="T9"> Официант: «У нас здесь все по последнему слову техники, все блюда готовятся при помощи электричества». </text:span><text:span text:style-name="T18"><text:s/></text:span><text:span text:style-name="T14">В → В</text:span></text:p>
      <text:p text:style-name="P26"><text:span text:style-name="T9">Клиент: «В таком случае, нельзя ли дать этому куску мяса добавочный электрошок?» </text:span><text:span text:style-name="T18"><text:s/></text:span><text:span text:style-name="T14">Р → Д</text:span><text:span text:style-name="T12"><text:tab/></text:span></text:p>
      <text:p text:style-name="P29"><text:bookmark-start text:name="_GoBack1"/><text:span text:style-name="T19">7.</text:span><text:span text:style-name="T23"> <text:s/></text:span><text:bookmark-end text:name="_GoBack1"/><text:span text:style-name="T23">Хозяйке квартиры порекомендовали новых возможных квартирантов – студентов-химиков, увлекающихся экспериментированием.</text:span></text:p>
      <text:p text:style-name="P3">Она показывает им комнату:</text:p>
      <text:p text:style-name="P1"><text:span text:style-name="T9">- Здесь раньше жил химик. Он много экспериментировал как раз в этой комнате.</text:span><text:span text:style-name="T19"> B → B</text:span></text:p>
      <text:p text:style-name="P1"><text:span text:style-name="T9">- Вероятно, пятно на потолке – результат его экспериментов? </text:span><text:span text:style-name="T14">B → B</text:span></text:p>
      <text:p text:style-name="P1"><text:span text:style-name="T9">- Нет, это сам химик.</text:span><text:span text:style-name="T19"> </text:span><text:span text:style-name="T13">P → Д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4925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0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0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40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uhammadali Hasanzade</meta:initial-creator>
    <dc:creator>Mahammadali Hasanzade</dc:creator>
    <meta:editing-cycles>8</meta:editing-cycles>
    <meta:creation-date>2020-02-08T19:02:00</meta:creation-date>
    <dc:date>2020-03-24T18:10:29.942765429</dc:date>
    <meta:editing-duration>PT16M40S</meta:editing-duration>
    <meta:generator>LibreOffice/6.3.5.2$Linux_X86_64 LibreOffice_project/30$Build-2</meta:generator>
    <meta:document-statistic meta:table-count="1" meta:image-count="1" meta:object-count="0" meta:page-count="4" meta:paragraph-count="68" meta:word-count="654" meta:character-count="4023" meta:non-whitespace-character-count="3405"/>
    <meta:user-defined meta:name="AppVersion">16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